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fr1" style:family="graphic" style:parent-style-name="OLE">
      <style:graphic-properties style:horizontal-pos="center" style:horizontal-rel="paragraph" draw:ole-draw-aspect="1" draw:visible-area-top="0in" draw:visible-area-width="6.7453in" draw:visible-area-height="8.71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draw:frame draw:style-name="fr1" draw:name="Objeto1" text:anchor-type="paragraph" svg:width="6.7453in" svg:height="8.7189in" draw:z-index="0"><draw:object-ole xlink:href="./Object 1" xlink:type="simple" xlink:show="embed" xlink:actuate="onLoad"/><draw:image xlink:href="./ObjectReplacements/Object 1" xlink:type="simple" xlink:show="embed" xlink:actuate="onLoad"/></draw:frame>FSM Cache</text:p>
      <text:p text:style-name="P1"/>
      <text:p text:style-name="P2"><text:soft-page-break/>This diagram shows the state transitions for the cache. Any cache line for an address starts in the Invalid state. If the cache receives a shared read from the processor, it transitions to “Waiting for Shared Read Response” and forwards the request to the home memory; if it receives an exclusive read instead, it transitions to “Waiting for Exclusive Read Response.” In addition, if the cache receives an intervention, it sends an ack to the requester and a transfer to the directory. The type of the ack and the transfer will be dependent upon whether or not a shared intervention is received or an exclusive intervention is received.</text:p>
      <text:p text:style-name="P2"/>
      <text:p text:style-name="P2">Once the cache transitions to the “Waiting for Shared Read Response,” it is possible for the cache to receive a nak from the directory, indicating that the directory is currently busy and cannot handle the request, and the cache will have to resend its request. If it receives a shared reply, the cache would transition to the Shared state, while receiving an exclusive reply would transition the cache into “Clean Exclusive.” If the cache receives an intervention message while in the “Clean Exclusive” state, it has to send an ack to the requester, and send a transfer to the directory, before transitioning to Shared or Invalid, depending on whether or not it was a shared intervention or an exclusive intervention.</text:p>
      <text:p text:style-name="P2"/>
      <text:p text:style-name="P2">However, if a cache receives a speculative reply or a shared response/ack in this state, then it would transition to “Waiting for Shared Response/Ack” or “Shared Waiting for Speculative Reply,” respectively. Receiving either of these messages mean that the directory block state was Exclusive and that the requester needs to wait for both messages before it can transition to the Shared state. However, it is possible to get a nak from the previous owner while in the “Waiting for Shared Response/Ack” state, in which case, the cache has to start all over and resend the request.</text:p>
      <text:p text:style-name="P2"/>
      <text:p text:style-name="P2">In the Shared state, if the cache receives an invalidate from the directory, the cache would have to invalidate the cache block, send a shared ack to the directory, and transition to the Invalidate state. It is also possible to receive an exclusive read request from the processor in this state, whereas the cache would have to forward the request to the directory and transition to “Waiting for Exclusive Read Response.” Since the cache might have received the exclusive read request before receiving an invalidate from the directory, it is necessary to send an invalidate ack to the requester when receiving an invalidate in the “Waiting for Exclusive Read Response” state.</text:p>
      <text:p text:style-name="P2"/>
      <text:p text:style-name="P2">If the cache receives a nak in “Waiting for Exclusive Read Response,” the directory could not fulfill the request and the cache must resend its request. Typically, the cache would receive an exclusive reply in this state and transition to “Dirty Exclusive.” However, if there were any sharers when the cache requested exclusive read, the cache would receive an exclusive reply with invalidates pending and transition to “Waiting for K Invalidates, J Invalidates Received So Far.” In that state, the cache waits for the arrival of invalidate acks and would transition to “Dirty Exclusive” only when all invalidate acks have been received. It is also possible to receive an intervention while in this state, when the cache would have to respond with a nak to the directory and a nak to the requester.</text:p>
      <text:p text:style-name="P2"/>
      <text:p text:style-name="P2">In the “Waiting for Exclusive Read Response” state, it is also possible that the cache has to wait for two messages before it can transition to “Dirty Exclusive.” When the cache receives an exclusive response/ack or a speculative reply, it would transition to “Exclusive Waiting for Speculative Reply” or “Waiting for Exclusive Response/Ack,” respectively, while it waits for the other message of this two-message exchange to arrive. When the other message arrives, the cache would fill the cache with the exclusive response (if exclusive response) or speculative reply (if exclusive ack) and transition to “Dirty Exclusive.” However, it is possible that the cache receives a nak from the previous owner in the “Waiting for Exclusive Response/Ack” state, where the cache would have to start over by resending its request to the directory.</text:p>
      <text:p text:style-name="P2"><text:soft-page-break/></text:p>
      <text:p text:style-name="P2">Once in the “Dirty Exclusive” state, the cache can receive three types of messages. If the cache receives a shared intervention, it would send a shared response to the requester and send a shared writeback to the directory while transitioning to Shared. Similarly, if the message was an exclusive intervention, it would send an exclusive response to the requester and a dirty transfer to the directory while transitioning to Invalid. Furthermore, the cache can also receive a writeback request from the processor in this state, where it has to forward the request to the directory and transition to “Waiting for Writeback Response.”</text:p>
      <text:p text:style-name="P2"/>
      <text:p text:style-name="P2">If the cache receives a simple writeback exclusive ack in “Waiting for Writeback Response,” the cache can transition to Invalid without any other operations. If the cache receives an intervention, it would transition to “Waiting for Writeback Busy Ack,” where it would wait for a writeback busy ack before transitioning to Invalid. Similarly, if the cache receives a writeback busy ack first, it would transition to “Waiting for Intervention” and wait for the intervention before it can transition to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svg:font-family="'DejaVu LGC Sans'"/>
    <style:font-face style:name="Liberation Sans" svg:font-family="'Liberation Sans'"/>
    <style:font-face style:name="Liberation Serif" svg:font-family="'Liberation Serif'"/>
    <style:font-face style:name="Mangal1" svg:font-family="Mangal"/>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LGC Sans" style:font-size-asian="12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name-asian="DejaVu LGC Sans" style:font-name-complex="Mangal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name-asian="DejaVu LGC Sans"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Liberation Serif" style:font-name-asian="DejaVu LGC Sans" style:font-name-complex="Mangal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Chang</meta:initial-creator>
    <meta:creation-date>2010-12-16T16:08:37.67</meta:creation-date>
    <dc:date>2010-12-19T21:57:40.67</dc:date>
    <dc:creator>Eric Chang</dc:creator>
    <meta:editing-duration>PT02H51M10S</meta:editing-duration>
    <meta:editing-cycles>14</meta:editing-cycles>
    <meta:generator>OpenOffice.org/3.2$Win32 OpenOffice.org_project/320m18$Build-9502</meta:generator>
    <meta:document-statistic meta:table-count="0" meta:image-count="0" meta:object-count="1" meta:page-count="3" meta:paragraph-count="9" meta:word-count="909" meta:character-count="5394"/>
  </office:meta>
</office:document-meta>
</file>